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Bibliography_20_1">
      <style:paragraph-properties>
        <style:tab-stops/>
      </style:paragraph-properties>
    </style:style>
    <style:style style:name="P2" style:family="paragraph" style:parent-style-name="Text_20_body" style:list-style-name="L1"/>
    <style:style style:name="P3" style:family="paragraph" style:parent-style-name="Text_20_body" style:list-style-name="L3"/>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Brief Introduction to the Sematic Web</text:p>
      <text:p text:style-name="Text_20_body"><text:s text:c="4"/>The "Semantic Web" is a set of linked datasets that contain machine-readable metadata. It is a technological and conceptual extension of the World Wide Web ("the Web") that uses many familiar Web standards and protocols such as the Hypertext Transfer Protocol (HTTP) and XML (eXtensible Markup Language). The datasets of the Semantic Web are analagous to the HTML documents of the "standard" Web, and these datasets can refer to one another or other resources like web pages can. <text:s/>The term "Semantic Web" specifically refers to the Semantic Web envisioned by members of the World Wide Web Consortium (W3C), which provides <text:s/>"standard data exchange formats, models, tools, and guidance..." Their goal in building the Semantic Web is to allow people and organizations to share data as widely as possible in a way that allows others to use or extend the data. <text:s/><text:bibliography-mark text:identifier="W3CDataAct" text:bibliography-type="www" text:title="Building the Web of Data" text:url="https://www.w3.org/2013/data/">[W3CDataAct]</text:bibliography-mark> To this end, the W3C has produced a number of standards including the Resource Description Framwork (RDF), the Web Ontology Language (OWL), and the SPARQL Protocol and RDF Query Language (SPARQL).</text:p>
      <text:p text:style-name="Text_20_body"><text:s text:c="4"/>RDF provides a systematic way to "make statements about resources"<text:bibliography-mark text:identifier="RDFPrimer" text:bibliography-type="www" text:author="Guus Schreiber, Yves Raimond,Frank Manola,Eric Miller,Brian McBride" text:publisher="W3C" text:title="RDF 1.1 Primer" text:year="2014" text:url="https://www.w3.org/TR/rdf11-primer/">[RDFPrimer]</text:bibliography-mark>, which can be anything we wish to model. It is an abstraction that defines a data model but not how the data is stored or represented. Resources in RDF are like nouns in natural language: they represent people, places, things, and concepts. Statements in RDF are ordered triples that consist of a subject, predicate, and object. The subject and object are "things" (resources) and the predicate is a relation between them. Together, they encode a claim or assertion about something. For example, the statement "Mozart was born in Austria" could be broken into a subject-predicate-object triple like this: "Mozart,was born in,Austria." Reversing the subject and object yields a new triple "Austria,was born in,Mozart" which is not equivalent to the first triple<text:note text:id="ftn1" text:note-class="footnote"><text:note-citation>1</text:note-citation><text:note-body><text:p text:style-name="Footnote">It is also invalid because the predicate does not hold true if we interpret "was born in" literally</text:p></text:note-body></text:note> <text:bibliography-mark text:identifier="RDFPrimer" text:bibliography-type="www" text:author="Guus Schreiber, Yves Raimond,Frank Manola,Eric Miller,Brian McBride" text:publisher="W3C" text:title="RDF 1.1 Primer" text:year="2014" text:url="https://www.w3.org/TR/rdf11-primer/">[RDFPrimer]</text:bibliography-mark>. In RDF, predicates are non-commutative and called "properties."</text:p>
      <text:p text:style-name="Text_20_body"><text:s text:c="5"/>The subject, predicate, and object can have different kinds of values. All parts of a triple can contain an Internationalized Resource Identifier (IRI). These are a generalization of <text:s/>Uniform Resource Identifiers (URIs) used to specify globally-unique names for resources and predicates. Given their similar acronyms and the difference between technical and common usage, a more precise description of their relationship helps to appreciate the distinctions. IRIs are the most general and can contain any kind of characters including those that are outside of any known characterset. <text:s/>This does not mean that any arbitrary string is a valid IRI – far from it!<text:note text:id="ftn2" text:note-class="footnote"><text:note-citation>2</text:note-citation><text:note-body><text:p text:style-name="Footnote">In <text:bibliography-mark text:identifier="IRIStandard" text:bibliography-type="www" text:author="M. Duerst, W3C, M. Suignard, Microsoft Corporation" text:publisher="The Internet Society" text:title="Request for Comments: 3987 Internationalized Resource Identifiers (IRIs)" text:url="https://www.ietf.org/rfc/rfc3987.txt">[IRIStandard]</text:bibliography-mark> there is a grammar to precisely describe IRI syntax</text:p></text:note-body></text:note> <text:s/>Rather, it means that characters outside of the ASCII or Unicode standards can be included. <text:s/>URI (Uniform Resource Identifiers) are a subset of IRIs that use the ASCII characterset. <text:s/>IRIs are convertible to URIs by a transformation defined in <text:bibliography-mark text:identifier="IRIStandard" text:bibliography-type="www" text:author="M. Duerst, W3C, M. Suignard, Microsoft Corporation" text:publisher="The Internet Society" text:title="Request for Comments: 3987 Internationalized Resource Identifiers (IRIs)" text:url="https://www.ietf.org/rfc/rfc3987.txt">[IRIStandard]</text:bibliography-mark> which involves encoding the IRI first as Unicode characters, then encoding these as hexadecimal numerals using ASCII. URLs are a subset of URIs that include information about how to access a resource (its network "location"). <text:s/>URIs in general need not include information about how to access a resource. <text:bibliography-mark text:identifier="URIStandard" text:bibliography-type="www" text:author="T. Berners-Lee, R. Fielding, L. Masinter" text:title="Uniform Resource Identifier (URI): Generic Syntax" text:year="2005" text:url="https://tools.ietf.org/html/rfc3986" text:custom1="Request for Comments: 3986  ">[URIStandard]</text:bibliography-mark> To summarize, URLs are a subset of URIs, which are a subset of IRIs. </text:p>
      <text:p text:style-name="Text_20_body">Properties must be an IRI, but the subject and object need not be. These can both be "blank nodes," which are resources without a global identifier. Blank nodes are like variables in algebra: they allow us to refer to a thing without explicitly identifying it. For example, we could say "&lt;blank node&gt;,was born in,Austria" to mean "someone/something was born in Austria." The object of an RDF triple can also contain literals which are associated with a datatype. <text:s/>"Mozart," 42, and "2017-10-11" are three different types of literals (string, integer, and date). <text:s/>Other types are possible as specified in "RDF 1.1 Concepts and Abstract Syntax"<text:bibliography-mark text:identifier="RDFConcepts" text:bibliography-type="www" text:title="RDF 1.1 Concepts and Abstract Syntax" text:url="https://www.w3.org/TR/rdf11-concepts/#dfn-iri">[RDFConcepts]</text:bibliography-mark>.</text:p>
      <text:p text:style-name="Text_20_body"><text:s text:c="4"/>The subject of a triple can be the object of another triple and vice versa, so a set of triples forms a directed graph. This graph is the conjunction (logical AND) of its triples. This property is crucial as it allows triples to be linked with each other. RDF also allows for graphs to be named using an IRI. <text:soft-page-break/>The name of a graph may then appear in other triples. Zero or more named graphs and exactly one (possibly empty)"default" graph constitute an RDF dataset. We can refer to the set of all possible IRIs, blank nodes, and literals collectively as (RDF) terms. Furthermore, we must define a few important relationships between RDF graphs. <text:s/>Given two graphs A and B, we say that:</text:p>
      <text:list xml:id="list7519725810739344920" text:style-name="L3">
        <text:list-item>
          <text:p text:style-name="P3">A <text:span text:style-name="T1">entails</text:span> B if every possible arrangement of the world that makes A true also makes B true</text:p>
        </text:list-item>
        <text:list-item>
          <text:p text:style-name="P3">A <text:span text:style-name="T1">is equivalent to</text:span> B if and only if A entails B and B entails A</text:p>
        </text:list-item>
      </text:list>
      <text:p text:style-name="Text_20_body">a graph that contains an internal contradiction is called <text:span text:style-name="T1">inconsistent. </text:span><text:span text:style-name="T2">Stated another way, there is no possible arrangement of the world that would make the expression true.</text:span><text:span text:style-name="T2"><text:bibliography-mark text:identifier="aRDFConcepts" text:bibliography-type="www" text:address="" text:author="Richard Cyganiak,David Wood, Markus Lanthaler, Graham Klyne, Jeremy Carroll, Brian McBride" text:chapter="" text:edition="" text:howpublished="" text:month="" text:number="" text:pages="" text:publisher="W3C" text:series="" text:title="RDF 1.1 Concepts and Abstract Syntax" text:report-type="" text:volume="" text:year="2014" text:url="https://www.w3.org/TR/rdf11-concepts/#dfn-iri" text:isbn="">[aRDFConcepts]</text:bibliography-mark></text:span></text:p>
      <text:p text:style-name="Text_20_body"><text:s/>Tim Berners-Lee, creator of many key protocols and invetor of the Web, makes the following recommendations to allow the Semantic Web to grow <text:s/><text:bibliography-mark text:identifier="TBLLinkedData" text:bibliography-type="www" text:author="Tim Berners-Lee" text:title="Linked Data" text:year="2009" text:url="https://www.w3.org/DesignIssues/LinkedData.html">[TBLLinkedData]</text:bibliography-mark> :</text:p>
      <text:list xml:id="list2404693405077103657" text:style-name="L1">
        <text:list-item>
          <text:p text:style-name="P2">Things should be named using IRIs</text:p>
        </text:list-item>
        <text:list-item>
          <text:p text:style-name="P2">IRIs should be convertible to HTTP URIs </text:p>
        </text:list-item>
        <text:list-item>
          <text:p text:style-name="P2">Making an HTTP request using an IRI<text:note text:id="ftn3" text:note-class="footnote"><text:note-citation>3</text:note-citation><text:note-body><text:p text:style-name="Footnote">The text says, "use HTTP URIs" but the current RDF standards use IRIs. An absolute IRI can be converted to a URI using a mapping defined in RFC3987, the W3C standard document describing URI syntax</text:p></text:note-body></text:note> <text:s/>("dereferencing" it) should return useful information</text:p>
        </text:list-item>
        <text:list-item>
          <text:p text:style-name="P2">Include links to other IRIs</text:p>
        </text:list-item>
      </text:list>
      <text:p text:style-name="Text_20_body">HTTP and the World Wide Web are very widely used, so it follows that using the technologies and design philosophies that helped the Web grow would also help the Semantic Web to grow. <text:s/>The first point helps avoid naming conflicts as the number of linked datasets grows. <text:s/>The second ensures that the linked datasets of the semantic web are accessible via the "regular" web. The third point ties the metadata to the content it describes in a way that is already familiar and widely supported. Finally, the fourth point creates the interconnections that make the semantic web (and the web as we know it today) more than the sum of its parts.</text:p>
      <text:p text:style-name="Text_20_body">One of the key ideas behind the Semantic Web is that the meaning of data (the "semantics") should be included with the data in machine-readable form. <text:s/>This allows machines to make inferrences, discover connections that a human browser might miss, and categorize data automatically. Recall that in the RDF model, the predicate describes some relationship between the subject and object. The model intentionally does not specify anything about the relationships – this is left up to whomever produces the dataset. <text:s/>There are many important considerations when choosing predicates: What will they be? How will they be named? How can they be used consistently? <text:s/>Are there any rules about which predicates can be used in a given situation? All of these questions are answered by defining a vocabulary.</text:p>
      <text:p text:style-name="Text_20_body">A vocabulary is a description of the "concepts and relationships used to describe an area of concern."<text:bibliography-mark text:identifier="W3C_vocab" text:bibliography-type="www" text:author="W3C" text:title="Vocabularies" text:url="https://www.w3.org/standards/semanticweb/ontology">[W3C_vocab]</text:bibliography-mark> Vocabularies can range from simple lists of terms to formal specifications that include information about how the terms are related. Vocabularies can also be called "ontologies." The trend to use "vocabulary" to refer to less formal or smaller specifications and "ontology" to refer to more complex or formal ones, but the division between the two is not clear.<text:bibliography-mark text:identifier="W3C_vocab" text:bibliography-type="www" text:author="W3C" text:title="Vocabularies" text:url="https://www.w3.org/standards/semanticweb/ontology">[W3C_vocab]</text:bibliography-mark> Vocabularies are expressed using the RDF Schema language (RDFS) or the Web Ontology Language (OWL). <text:s/>OWL is an abstract language that may be expressed using several concrete syntaxes, similar to how the abstract RDF model may be expressed in a variety of ways. With an RDF syntax (that is, a representation of OWL using RDF), one can use the RDF Schema langauge and OWL together.<text:bibliography-mark text:identifier="RDFPrimer" text:bibliography-type="www" text:author="Guus Schreiber, Yves Raimond,Frank Manola,Eric Miller,Brian McBride" text:publisher="W3C" text:title="RDF 1.1 Primer" text:year="2014" text:url="https://www.w3.org/TR/rdf11-primer/">[RDFPrimer]</text:bibliography-mark></text:p>
      <text:p text:style-name="Text_20_body">Vocabularies allow us to describe the semantics of the data and explicitly state rules for inference. They provide meaning to the IRIs. In RDF, the "things" being modeled are resources. We can use to RDFS to specify categories for resources called "classes," where particular members of a class are called an "instance" of that class. Class membership is indicated using the "type" property. RDFS <text:soft-page-break/>can also specify relationships between classes like "A is a subclass of B" which means that all instances of A are also instances of B. The same can be done for properties since all RDF properties are members of the class "Property." We can speak of "domain" and "range" (instances of the class "Property") as well and make restrictions based on these. <text:s/>"Domain" is used to express class membership based on properties. For example, the statement "P rdfs:domain C" means that any resource that appears in a triple as a subject with P as a predicate is a member of class C. "Range" is similar but applies instead to the object part of a triple: the statement "P rdfs:range C" means that when a resource appears in a triple as the object and has P as a predicate, it is a member of class "C." <text:bibliography-mark text:identifier="RDFS" text:bibliography-type="www" text:author="Dan Brickley, R.V. Guha, Brian McBride" text:howpublished="W3C Recommendation" text:title="RDF Schema 1.1" text:year="2014" text:url="https://www.w3.org/TR/rdf-schema/">[RDFS]</text:bibliography-mark></text:p>
      <text:p text:style-name="Text_20_body">Vocabularies also help when considering multiple datasets since they allow us to recognize shared characteristics. For example, consider two datasets that use a vocabulary that includes the term "Name." There must be an IRI associated with "Name" if it is to appear in RDF triples as a predicate, and IRIs must be globally unique, so we can be certain that both datasets are referring to the same thing when they use a reference to "Name." Vocabularies thus become more useful as they are used in more datasets, and it is preferrable to use existing vocabularies when possible.<text:bibliography-mark text:identifier="RDFPrimer" text:bibliography-type="www" text:author="Guus Schreiber, Yves Raimond,Frank Manola,Eric Miller,Brian McBride" text:publisher="W3C" text:title="RDF 1.1 Primer" text:year="2014" text:url="https://www.w3.org/TR/rdf11-primer/">[RDFPrimer]</text:bibliography-mark></text:p>
      <text:p text:style-name="Text_20_body">Several popular vocabularies include the W3C recommendation Simple Knowledge Organization System (SKOS), Friend of a Friend, Dublin Core and schema.org. For this project, we will use the Schema.org vocabulary where specific classes exist for the thing being modeled. This vocabulary was created through the collaboration of several major search providers and was designed so webmasters could mark up existing content with semantic information to improve search results. It was chosen because it is backed by large search providers and appears to be popular. Search providers have a strong incentive to maintain and promote such standards because they promise to improve the quality of search results, and as previously mentioned become more valuable the more thay are used. </text:p>
      <text:p text:style-name="Text_20_body">When no specific class exists in the Schema.org schema, we will use the Music Ontology, a web ontology specifically designed for use with music-related information. <text:bibliography-mark text:identifier="MO_ISMIR" text:bibliography-type="conference" text:author=" Y. Raimond, S. Abdallah, M. Sandler, F. Giasson" text:publisher="International Conference on Music Information Retrieval (ISMIR)" text:title="The Music Ontology" text:year="2007">[MO_ISMIR]</text:bibliography-mark> This ontology will be used in a secondary capacity because of concerns about availability – until mid-October, the Music Ontology site was inaccesible. <text:s/>Also, there seems to be some conceptual overlap between the Schema.org vocabulary and the Music Ontology, so we will prefer the Schema.org vocabulary where it is specific enough and the Music Ontology otherwise.</text:p>
      <text:p text:style-name="Text_20_body">RDF and a suitable vocabulary allow us to describe resources and the relationships between them but do not provide a systematic way of answering questions. For this, the W3C has produced a set of specifications known as SPARQL (SPARQL Protocol And RDF Query Language). These describe a query language, several formats for query results, an extension for federated queries (distributed queries over several SPARQL endpoints), specifications for different <text:span text:style-name="T1">entailment regimes</text:span><text:span text:style-name="T2"> (rules used to make inferences about the data), an update langauge, a protocol for delivering SPARQL queries or updates to a service that can handle them, a SPARQL service description vocabulary and discovery methods, a minimal "graph store HTTP protocol" for managing RDF content through HTTP operations, and a suite of test cases.</text:span><text:span text:style-name="T2"><text:bibliography-mark text:identifier="SPARQL_overview" text:bibliography-type="www" text:address="" text:author="The SPARQL Working Group" text:chapter="" text:edition="" text:howpublished="" text:month="" text:number="" text:pages="" text:series="" text:title="SPARQL 1.1 Overview" text:report-type="" text:volume="" text:year="2013" text:url="https://www.w3.org/TR/sparql11-overview/" text:isbn="">[SPARQL_overview]</text:bibliography-mark></text:span></text:p>
      <text:p text:style-name="Text_20_body"><text:span text:style-name="T2">The SPARQL query language is used to answer queries about RDF data. <text:s/>Most kinds of queries contain a </text:span><text:span text:style-name="T1">basic graph pattern. </text:span><text:span text:style-name="T2">These are triple patterns where the subject, predicate, and object can be variables. If the result of substituting terms from some subgraph into the pattern(s) is equivalent</text:span><text:span text:style-name="T2"><text:note text:id="ftn0" text:note-class="footnote"><text:note-citation>4</text:note-citation><text:note-body><text:p text:style-name="Footnote">As defined earlier in terms of mutual entailment e.g. A and B are equivalent if A entials B and vice versa</text:p></text:note-body></text:note></text:span><text:span text:style-name="T2"> <text:s/>to the subgraph, the pattern is said to </text:span><text:span text:style-name="T1">match</text:span><text:span text:style-name="T2"> the subgraph. Said another way, the subgraph that matches a pattern is the set of triples whose terms can be substituted in the pattern where variables appear. An addition to this pattern matching, SPARQL has facilities for filtering nodes based on an expression, grouping, aggregation, specifying paths between nodes to produce.</text:span><text:span text:style-name="T2"><text:bibliography-mark text:identifier="SPARQL_query" text:bibliography-type="www" text:address="" text:author="Steve Harris, Andy Seaborne, Eric Prud'hommeaux" text:chapter="" text:edition="" text:howpublished="" text:month="" text:number="" text:pages="" text:series="" text:title="https://www.w3.org/TR/2013/REC-sparql11-query-20130321/" text:report-type="" text:volume="" text:year="" text:url="https://www.w3.org/TR/2013/REC-sparql11-query-20130321/" text:isbn="">[SPARQL_query]</text:bibliography-mark></text:span></text:p>
      <text:p text:style-name="Text_20_body"><text:span text:style-name="T2"/></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text:soft-page-break/>Bibliography</text:p>
          </text:index-title>
          <text:p text:style-name="P1">W3CDataAct: , Building the Web of Data, , https://www.w3.org/2013/data/</text:p>
          <text:p text:style-name="P1">RDFPrimer: Guus Schreiber, Yves Raimond,Frank Manola,Eric Miller,Brian McBride, RDF 1.1 Primer, 2014, https://www.w3.org/TR/rdf11-primer/</text:p>
          <text:p text:style-name="P1">IRIStandard: M. Duerst, W3C, M. Suignard, Microsoft Corporation, Request for Comments: 3987 Internationalized Resource Identifiers (IRIs), , https://www.ietf.org/rfc/rfc3987.txt</text:p>
          <text:p text:style-name="P1">URIStandard: T. Berners-Lee, R. Fielding, L. Masinter, Uniform Resource Identifier (URI): Generic Syntax, 2005, https://tools.ietf.org/html/rfc3986</text:p>
          <text:p text:style-name="P1">RDFConcepts: , RDF 1.1 Concepts and Abstract Syntax, , https://www.w3.org/TR/rdf11-concepts/#dfn-iri</text:p>
          <text:p text:style-name="P1">aRDFConcepts: Richard Cyganiak,David Wood, Markus Lanthaler, Graham Klyne, Jeremy Carroll, Brian McBride, RDF 1.1 Concepts and Abstract Syntax, 2014, https://www.w3.org/TR/rdf11-concepts/#dfn-iri</text:p>
          <text:p text:style-name="P1">TBLLinkedData: Tim Berners-Lee, Linked Data, 2009, https://www.w3.org/DesignIssues/LinkedData.html</text:p>
          <text:p text:style-name="P1">W3C_vocab: W3C, Vocabularies, , https://www.w3.org/standards/semanticweb/ontology</text:p>
          <text:p text:style-name="P1">RDFS: Dan Brickley, R.V. Guha, Brian McBride, RDF Schema 1.1, 2014, https://www.w3.org/TR/rdf-schema/</text:p>
          <text:p text:style-name="P1">MO_ISMIR: <text:s/>Y. Raimond, S. Abdallah, M. Sandler, F. Giasson, The Music Ontology, 2007</text:p>
          <text:p text:style-name="P1">SPARQL_overview: The SPARQL Working Group, SPARQL 1.1 Overview, 2013, https://www.w3.org/TR/sparql11-overview/</text:p>
          <text:p text:style-name="P1">SPARQL_query: Steve Harris, Andy Seaborne, Eric Prud'hommeaux, https://www.w3.org/TR/2013/REC-sparql11-query-20130321/, , https://www.w3.org/TR/2013/REC-sparql11-query-20130321/</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6H49M48S</meta:editing-duration>
    <meta:editing-cycles>79</meta:editing-cycles>
    <meta:generator>OpenOffice/4.1.3$Win32 OpenOffice.org_project/413m1$Build-9783</meta:generator>
    <dc:date>2017-11-14T17:19:36.29</dc:date>
    <dc:creator>Nima Seyedtalebi</dc:creator>
    <meta:document-statistic meta:table-count="0" meta:image-count="0" meta:object-count="0" meta:page-count="4" meta:paragraph-count="40" meta:word-count="2726" meta:character-count="14757"/>
    <meta:user-defined meta:name="Info 1"/>
    <meta:user-defined meta:name="Info 2"/>
    <meta:user-defined meta:name="Info 3"/>
    <meta:user-defined meta:name="Info 4"/>
  </office:meta>
</office:document-meta>
</file>